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9400000329B60A20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23.94cm" svg:height="13.561cm" draw:z-index="0"><draw:image xlink:href="Pictures/100002010000059400000329B60A20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1:58:36.002270778</meta:creation-date>
    <dc:date>2015-04-13T11:59:49.889089514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7.2$Linux_X86_64 LibreOffice_project/420$Build-2</meta:generator>
  </office:meta>
</office:document-meta>
</file>